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0.5pt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3<text:span text:style-name="T2">rd</text:span> <text:s/>SEPTEMBER 2013 Time :3.15 PM to 3.45 PM; GMRT conference room, NGK -NCRA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CPK, NMS, SNK,DBB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92532408" text:style-name="L1">
              <text:list-item>
                <text:p text:style-name="P7">RRU updated that as per the requirement from FE lab he has implemented two new set of commands in USB-RS485 mcmtest program. Continuous monitoring data is being dumped in respective FE.txt &amp; CB.txt file in a tabular format. Both new commands have been tested successfully in FE lab.</text:p>
                <text:p text:style-name="P7">- He is working on prototype QT application so as to understand the front-end GUI and background interfacing.</text:p>
                <text:p text:style-name="P7">- RRU &amp; NMS will design the communication protocol for interfacing QT GUI with Online_v2 program.</text:p>
                <text:p text:style-name="P7">- QML GUI designed by NMS is taking 44% of CPU time. So it will be difficult to run GUI &amp; main application program on same machine.</text:p>
                <text:p text:style-name="P7">NGK asked about optimization on 2 sec back ground monitoring , RRU updated that he has not work on that in this week.</text:p>
                <text:p text:style-name="P7"/>
              </text:list-item>
              <text:list-item>
                <text:p text:style-name="P7">NMS updated that he is working on <text:s/>modification of GUI.</text:p>
                <text:p text:style-name="P7"/>
              </text:list-item>
              <text:list-item>
                <text:p text:style-name="P7">CPK updated he is working on finding proper Server class machine &amp; L3 N/W switch. </text:p>
                <text:p text:style-name="P7"/>
              </text:list-item>
              <text:list-item>
                <text:p text:style-name="P7">DBB updated that he has found out four astronomical library which can be useful in Online_v2 development :</text:p>
                <text:p text:style-name="P7">1. NOVAS</text:p>
                <text:p text:style-name="P7">2. SOFA</text:p>
                <text:p text:style-name="P7">3. Starlink</text:p>
                <text:p text:style-name="P7">4. Astropy</text:p>
                <text:p text:style-name="P7">NGK asked DBB to put write-up about various library on Vanilla forum.</text:p>
                <text:p text:style-name="P7"/>
              </text:list-item>
              <text:list-item>
                <text:p text:style-name="P7">SNK updated that he is working on making templates like user login, role management,GTAC user observing preparation tool along with data monitoring which will converge in user interface.</text:p>
                <text:p text:style-name="P7"/>
              </text:list-item>
              <text:list-item>
                <text:p text:style-name="P7">NGK suggested to try out PC - MCM communication for network latency as well as Non-blocking I/O in MCM program.</text:p>
                <text:p text:style-name="P7">NGK suggested to put all result &amp; test data on vanilla forum.</text:p>
                <text:p text:style-name="P7"/>
                <text:p text:style-name="P7"/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9-03T18:57:09</dc:date>
    <dc:creator>teleset </dc:creator>
    <meta:editing-duration>PT22H13M19S</meta:editing-duration>
    <meta:editing-cycles>291</meta:editing-cycles>
    <meta:generator>LibreOffice/3.4$Linux LibreOffice_project/340m1$Build-602</meta:generator>
    <meta:document-statistic meta:table-count="1" meta:image-count="0" meta:object-count="0" meta:page-count="1" meta:paragraph-count="31" meta:word-count="322" meta:character-count="1776" meta:non-whitespace-character-count="1476"/>
  </office:meta>
</office:document-meta>
</file>